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f35d40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1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122399b" officeooo:paragraph-rsid="0122399b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3590e" officeooo:paragraph-rsid="0123590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46899" officeooo:paragraph-rsid="01246899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2239bd" officeooo:paragraph-rsid="012239bd" style:font-size-asian="18pt" style:font-weight-asian="bold" style:font-size-complex="18pt" style:font-weight-complex="bold"/>
    </style:style>
    <style:style style:name="P18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37423" officeooo:paragraph-rsid="01237423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46899" officeooo:paragraph-rsid="01246899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509dd3" style:font-size-asian="18pt" style:font-weight-asian="bold" style:font-size-complex="18pt" style:font-weight-complex="bold"/>
    </style:style>
    <style:style style:name="T3" style:family="text">
      <style:text-properties fo:font-size="18pt" officeooo:rsid="01139296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19446e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a122f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1b5ff3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1f9379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00" fo:font-size="18pt" fo:letter-spacing="normal" fo:font-style="normal" officeooo:rsid="01212a26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66cc" fo:letter-spacing="normal" fo:font-style="normal"/>
    </style:style>
    <style:style style:name="T13" style:family="text">
      <style:text-properties fo:font-variant="normal" fo:text-transform="none" fo:color="#0066cc" fo:letter-spacing="normal" fo:font-style="normal" officeooo:rsid="01043254"/>
    </style:style>
    <style:style style:name="T14" style:family="text">
      <style:text-properties fo:font-variant="normal" fo:text-transform="none" fo:color="#0066cc" fo:letter-spacing="normal" fo:font-style="normal" officeooo:rsid="0114b520"/>
    </style:style>
    <style:style style:name="T15" style:family="text">
      <style:text-properties fo:font-variant="normal" fo:text-transform="none" fo:color="#0066cc" fo:letter-spacing="normal" fo:font-style="normal" officeooo:rsid="011591ab"/>
    </style:style>
    <style:style style:name="T16" style:family="text">
      <style:text-properties fo:font-variant="normal" fo:text-transform="none" fo:font-size="18pt" fo:letter-spacing="normal" fo:font-style="normal" officeooo:rsid="011c9d4c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font-size="18pt" fo:letter-spacing="normal" fo:font-style="normal" officeooo:rsid="011e5d7e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letter-spacing="normal" fo:font-style="normal" officeooo:rsid="01139296"/>
    </style:style>
    <style:style style:name="T19" style:family="text">
      <style:text-properties fo:font-variant="normal" fo:text-transform="none" fo:letter-spacing="normal" fo:font-style="normal" officeooo:rsid="01195d5f"/>
    </style:style>
    <style:style style:name="T20" style:family="text">
      <style:text-properties officeooo:rsid="002a6821"/>
    </style:style>
    <style:style style:name="T21" style:family="text">
      <style:text-properties officeooo:rsid="00551f18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000000" fo:font-size="18pt" officeooo:rsid="01139296" style:font-size-asian="18pt" style:font-size-complex="18pt"/>
    </style:style>
    <style:style style:name="T24" style:family="text">
      <style:text-properties fo:color="#ff0000" officeooo:rsid="00c063df"/>
    </style:style>
    <style:style style:name="T25" style:family="text">
      <style:text-properties officeooo:rsid="00d98e39"/>
    </style:style>
    <style:style style:name="T26" style:family="text">
      <style:text-properties officeooo:rsid="00f35d40"/>
    </style:style>
    <style:style style:name="T27" style:family="text">
      <style:text-properties officeooo:rsid="01063031"/>
    </style:style>
    <style:style style:name="T28" style:family="text">
      <style:text-properties officeooo:rsid="010ba9b2"/>
    </style:style>
    <style:style style:name="T29" style:family="text">
      <style:text-properties officeooo:rsid="01242a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0">P</text:span>lan piosenek <text:span text:style-name="T21">2014.03.11.</text:span></text:p>
      <text:p text:style-name="P8">#<text:span text:style-name="T25">################### Lista piosenek</text:span><text:span text:style-name="T24"> </text:span>#<text:span text:style-name="T26">###################</text:span></text:p>
      <text:list xml:id="list2207359424401453256" text:style-name="L1">
        <text:list-header>
          <text:p text:style-name="P11"><text:span text:style-name="T4">1. <text:s/></text:span><text:span text:style-name="T5">Przyjdź i rozpal nas</text:span></text:p>
          <text:p text:style-name="P12"><text:span text:style-name="T13">b</text:span><text:span text:style-name="T12">ombowo ale znana</text:span></text:p>
        </text:list-header>
      </text:list>
      <text:p text:style-name="P9"/>
      <text:p text:style-name="P10"><text:span text:style-name="T18">2. </text:span><text:span text:style-name="T19">Oddajmy cześć</text:span></text:p>
      <text:p text:style-name="P17"><text:span text:style-name="T14">1, </text:span><text:span text:style-name="T12">2, 1, 2, 2</text:span></text:p>
      <text:list xml:id="list214105990168512" text:continue-numbering="true" text:style-name="L1">
        <text:list-header>
          <text:p text:style-name="P13"/>
          <text:p text:style-name="P16"><text:span text:style-name="T7">3</text:span><text:span text:style-name="T6">. <text:s/></text:span><text:span text:style-name="T8">Pan wywyższony, nasz Król wywyższony</text:span></text:p>
        </text:list-header>
      </text:list>
      <text:p text:style-name="P14">1, 2, 1, 2</text:p>
      <text:p text:style-name="P5"/>
      <text:list xml:id="list214105993154568" text:continue-numbering="true" text:style-name="L1">
        <text:list-header>
          <text:p text:style-name="P18"><text:span text:style-name="T23">4</text:span><text:span text:style-name="T22">. <text:s/></text:span><text:span text:style-name="T9">Przyjmij chwałę, uwielbienia moc</text:span></text:p>
          <text:p text:style-name="P20">11, 2, 11, 2, <text:span text:style-name="T29">11</text:span></text:p>
          <text:p text:style-name="P19"/>
        </text:list-header>
      </text:list>
      <text:p text:style-name="P6"><text:span text:style-name="T3">5</text:span><text:span text:style-name="T1">. <text:s/></text:span><text:span text:style-name="T16">Blisko, blisko, </text:span><text:span text:style-name="T17">blisko</text:span><text:span text:style-name="T16"> jesteś Panie mój</text:span></text:p>
      <text:p text:style-name="P15"><text:span text:style-name="T27">1...</text:span></text:p>
      <text:p text:style-name="P2"/>
      <text:p text:style-name="P1"><text:span text:style-name="T3">6</text:span><text:span text:style-name="T2">. </text:span><text:span text:style-name="T10">Chwalę Cię Panie całym moim sercem </text:span><text:span text:style-name="T11">(O Najwyższy)</text:span></text:p>
      <text:p text:style-name="P21">nowa, mam dostać tekst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10S</meta:editing-duration>
    <meta:editing-cycles>311</meta:editing-cycles>
    <meta:generator>LibreOffice/4.1.2.3$Windows_x86 LibreOffice_project/40b2d7fde7e8d2d7bc5a449dc65df4d08a7dd38</meta:generator>
    <dc:date>2014-03-09T21:41:05.887000000</dc:date>
    <meta:document-statistic meta:table-count="0" meta:image-count="0" meta:object-count="0" meta:page-count="1" meta:paragraph-count="14" meta:word-count="64" meta:character-count="373" meta:non-whitespace-character-count="319"/>
    <meta:user-defined meta:name="Info 1"/>
    <meta:user-defined meta:name="Info 2"/>
    <meta:user-defined meta:name="Info 3"/>
    <meta:user-defined meta:name="Info 4"/>
  </office:meta>
</office:document-meta>
</file>